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OpenSymbol" svg:font-family="OpenSymbol"/>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office:font-face-decls>
  <office:automatic-styles>
    <style:style style:name="P1" style:family="paragraph" style:parent-style-name="Text_20_body">
      <style:text-properties style:font-name="Arial1"/>
    </style:style>
    <style:style style:name="P2" style:family="paragraph" style:parent-style-name="Text_20_body">
      <style:text-properties style:font-name="Arial1" fo:language="en" fo:country="US" style:font-name-asian="Arial" style:language-asian="en" style:country-asian="US" style:font-name-complex="Arial" style:language-complex="en" style:country-complex="US"/>
    </style:style>
    <style:style style:name="P3" style:family="paragraph" style:parent-style-name="Text_20_body">
      <style:text-properties fo:font-variant="normal" fo:text-transform="none" fo:color="#000000" style:font-name="Arial1" fo:font-size="12pt" fo:letter-spacing="normal" fo:language="en" fo:country="US" fo:font-style="normal" fo:font-weight="normal" officeooo:rsid="0020fa79" style:font-name-asian="Arial" style:font-size-asian="12pt" style:language-asian="en" style:country-asian="US" style:font-name-complex="Arial" style:font-size-complex="12pt" style:language-complex="en" style:country-complex="US"/>
    </style:style>
    <style:style style:name="P4" style:family="paragraph" style:parent-style-name="Contents_20_1">
      <style:paragraph-properties>
        <style:tab-stops>
          <style:tab-stop style:position="6.9252in" style:type="right" style:leader-style="dotted" style:leader-text="."/>
        </style:tab-stops>
      </style:paragraph-properties>
    </style:style>
    <style:style style:name="P5" style:family="paragraph" style:parent-style-name="Contents_20_2">
      <style:paragraph-properties>
        <style:tab-stops>
          <style:tab-stop style:position="6.7283in" style:type="right" style:leader-style="dotted" style:leader-text="."/>
        </style:tab-stops>
      </style:paragraph-properties>
    </style:style>
    <style:style style:name="P6" style:family="paragraph" style:parent-style-name="Contents_20_3">
      <style:paragraph-properties>
        <style:tab-stops>
          <style:tab-stop style:position="6.5319in" style:type="right" style:leader-style="dotted" style:leader-text="."/>
        </style:tab-stops>
      </style:paragraph-properties>
    </style:style>
    <style:style style:name="P7" style:family="paragraph" style:parent-style-name="Text_20_body">
      <style:paragraph-properties fo:margin-left="0.5091in" fo:margin-right="0in" fo:text-indent="0in" style:auto-text-indent="false"/>
      <style:text-properties style:font-name="Arial1"/>
    </style:style>
    <style:style style:name="P8" style:family="paragraph" style:parent-style-name="Text_20_body">
      <style:paragraph-properties fo:margin-left="0.4854in" fo:margin-right="0in" fo:text-indent="0in" style:auto-text-indent="false"/>
      <style:text-properties style:font-name="Arial1"/>
    </style:style>
    <style:style style:name="P9" style:family="paragraph" style:parent-style-name="Heading_20_2">
      <style:text-properties style:font-name="Arial1"/>
    </style:style>
    <style:style style:name="P10" style:family="paragraph" style:parent-style-name="Heading_20_2">
      <style:text-properties style:font-name="Arial1" fo:language="en" fo:country="US" style:font-name-asian="Arial" style:language-asian="en" style:country-asian="US" style:font-name-complex="Arial" style:language-complex="en" style:country-complex="US"/>
    </style:style>
    <style:style style:name="P11" style:family="paragraph" style:parent-style-name="Heading_20_1">
      <style:text-properties style:font-name="Arial1"/>
    </style:style>
    <style:style style:name="P12" style:family="paragraph" style:parent-style-name="Heading_20_3">
      <style:text-properties style:font-name="Arial1"/>
    </style:style>
    <style:style style:name="P13" style:family="paragraph" style:parent-style-name="Text_20_body" style:list-style-name="L1">
      <style:text-properties style:font-name="Arial1"/>
    </style:style>
    <style:style style:name="P14" style:family="paragraph" style:parent-style-name="Text_20_body" style:list-style-name="L1">
      <style:paragraph-properties fo:margin-top="0in" fo:margin-bottom="0in"/>
      <style:text-properties style:font-name="Arial1"/>
    </style:style>
    <style:style style:name="T1" style:family="text">
      <style:text-properties officeooo:rsid="00106194"/>
    </style:style>
    <style:style style:name="T2" style:family="text">
      <style:text-properties fo:font-variant="normal" fo:text-transform="none" fo:color="#000000" fo:font-size="12pt" fo:letter-spacing="normal" fo:language="en" fo:country="US" fo:font-style="normal" fo:font-weight="normal" officeooo:rsid="0020fa79" style:font-name-asian="Arial" style:font-size-asian="12pt" style:language-asian="en" style:country-asian="US" style:font-name-complex="Arial" style:font-size-complex="12pt" style:language-complex="en" style:country-complex="US"/>
    </style:style>
    <style:style style:name="T3" style:family="text">
      <style:text-properties fo:font-variant="normal" fo:text-transform="none" fo:color="#000000" fo:font-size="12pt" fo:letter-spacing="normal" fo:language="en" fo:country="US" fo:font-style="normal" fo:font-weight="normal" officeooo:rsid="0022860b" style:font-name-asian="Arial" style:font-size-asian="12pt" style:language-asian="en" style:country-asian="US" style:font-name-complex="Arial" style:font-size-complex="12pt" style:language-complex="en" style:country-complex="US"/>
    </style:style>
    <style:style style:name="T4" style:family="text">
      <style:text-properties fo:font-variant="normal" fo:text-transform="none" fo:color="#000000" fo:font-size="12pt" fo:letter-spacing="normal" fo:language="en" fo:country="US" fo:font-style="normal" fo:font-weight="normal" officeooo:rsid="000324ea" style:font-name-asian="Arial" style:font-size-asian="12pt" style:language-asian="en" style:country-asian="US" style:font-name-complex="Arial" style:font-size-complex="12pt" style:language-complex="en" style:country-complex="US"/>
    </style:style>
    <style:style style:name="T5" style:family="text">
      <style:text-properties fo:font-variant="normal" fo:text-transform="none" fo:color="#000000" fo:font-size="12pt" fo:letter-spacing="normal" fo:font-style="normal" fo:font-weight="normal" officeooo:rsid="0020fa79" style:font-size-asian="12pt" style:font-size-complex="12pt"/>
    </style:style>
    <style:style style:name="T6" style:family="text">
      <style:text-properties fo:language="en" fo:country="US" officeooo:rsid="00106194" style:font-name-asian="Arial" style:language-asian="en" style:country-asian="US" style:font-name-complex="Arial" style:language-complex="en" style:country-complex="US"/>
    </style:style>
    <style:style style:name="T7" style:family="text">
      <style:text-properties fo:language="en" fo:country="US" officeooo:rsid="0020c9d2" style:font-name-asian="Arial" style:language-asian="en" style:country-asian="US" style:font-name-complex="Arial" style:language-complex="en" style:country-complex="US"/>
    </style:style>
    <style:style style:name="T8" style:family="text">
      <style:text-properties fo:language="en" fo:country="US" officeooo:rsid="0020fa79" style:font-name-asian="Arial" style:language-asian="en" style:country-asian="US" style:font-name-complex="Arial" style:language-complex="en" style:country-complex="US"/>
    </style:style>
    <style:style style:name="T9" style:family="text">
      <style:text-properties fo:language="en" fo:country="US" officeooo:rsid="0022860b" style:font-name-asian="Arial" style:language-asian="en" style:country-asian="US" style:font-name-complex="Arial" style:language-complex="en" style:country-complex="US"/>
    </style:style>
    <style:style style:name="T10" style:family="text">
      <style:text-properties officeooo:rsid="00108652"/>
    </style:style>
    <style:style style:name="T11" style:family="text">
      <style:text-properties officeooo:rsid="00118eec"/>
    </style:style>
    <style:style style:name="T12" style:family="text">
      <style:text-properties officeooo:rsid="00142f66"/>
    </style:style>
    <style:style style:name="T13" style:family="text">
      <style:text-properties officeooo:rsid="0022860b"/>
    </style:style>
    <style:style style:name="T14" style:family="text">
      <style:text-properties officeooo:rsid="0023e156"/>
    </style:style>
    <style:style style:name="T15" style:family="text">
      <style:text-properties officeooo:rsid="0016b00a"/>
    </style:style>
    <style:style style:name="T16" style:family="text">
      <style:text-properties officeooo:rsid="0007424e"/>
    </style:style>
    <style:style style:name="T17" style:family="text">
      <style:text-properties officeooo:rsid="00083a5f"/>
    </style:style>
    <style:style style:name="T18" style:family="text">
      <style:text-properties officeooo:rsid="000bc493"/>
    </style:style>
    <style:style style:name="T19" style:family="text">
      <style:text-properties officeooo:rsid="000cbc89"/>
    </style:style>
    <style:style style:name="T20" style:family="text">
      <style:text-properties officeooo:rsid="000e8b29"/>
    </style:style>
    <style:style style:name="T21" style:family="text">
      <style:text-properties officeooo:rsid="000e9517"/>
    </style:style>
    <style:style style:name="T22" style:family="text">
      <style:text-properties officeooo:rsid="001230b5"/>
    </style:style>
    <style:style style:name="T23" style:family="text">
      <style:text-properties officeooo:rsid="0015059b"/>
    </style:style>
    <style:style style:name="T24" style:family="text">
      <style:text-properties officeooo:rsid="00161030"/>
    </style:style>
    <style:style style:name="T25" style:family="text">
      <style:text-properties officeooo:rsid="0016939b"/>
    </style:style>
    <style:style style:name="T26" style:family="text">
      <style:text-properties officeooo:rsid="0016b09b"/>
    </style:style>
    <style:style style:name="T27" style:family="text">
      <style:text-properties officeooo:rsid="0020c9d2"/>
    </style:style>
    <style:style style:name="T28" style:family="text">
      <style:text-properties fo:font-size="22pt" style:font-size-asian="19.25pt" style:font-size-complex="22pt"/>
    </style:style>
    <style:style style:name="T29" style:family="text">
      <style:text-properties style:font-name="Arial1"/>
    </style:style>
    <style:style style:name="T30" style:family="text">
      <style:text-properties style:font-name="Arial1" officeooo:rsid="00168d65"/>
    </style:style>
    <style:style style:name="T31" style:family="text">
      <style:text-properties style:font-name="Arial1" officeooo:rsid="001cbf71"/>
    </style:style>
    <style:style style:name="T32" style:family="text">
      <style:text-properties officeooo:rsid="0003e46e"/>
    </style:style>
    <style:style style:name="T33" style:family="text">
      <style:text-properties officeooo:rsid="00052ee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Release <text:span text:style-name="T28">notes</text:span> <text:span text:style-name="T16">for </text:span>SUSE Manager Server 1.2</text:h>
      <text:p text:style-name="P1">Version 1.<text:span text:style-name="T27">2</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Release notes for SUSE Manager Server 1.2<text:tab/>1</text:p>
          <text:p text:style-name="P5">About SUSE Manager<text:tab/>1</text:p>
          <text:p text:style-name="P5">System Requirements<text:tab/>2</text:p>
          <text:p text:style-name="P5">Installation and Setup<text:tab/>2</text:p>
          <text:p text:style-name="P5">Activation of SUSE Manager<text:tab/>3</text:p>
          <text:p text:style-name="P5">About the Client Tools Channel<text:tab/>3</text:p>
          <text:p text:style-name="P6">grubby vs. perl-bootloader<text:tab/>3</text:p>
          <text:p text:style-name="P5">Red Hat Channels<text:tab/>3</text:p>
          <text:p text:style-name="P5">Providing feedback to our products <text:tab/>3</text:p>
          <text:p text:style-name="P5">Documentation and other information<text:tab/>3</text:p>
          <text:p text:style-name="P5">Legal Notices<text:tab/>4</text:p>
          <text:p text:style-name="P5">Colophon<text:tab/>5</text:p>
        </text:index-body>
      </text:table-of-content>
      <text:p text:style-name="Text_20_body"/>
      <text:p text:style-name="Text_20_body"/>
      <text:p text:style-name="Standard"><text:span text:style-name="T16">This Novell product includes materials licensed to Novell under the GNU General Public License (GPL). The GPL requires that Novell makes available certain source code that corresponds to the GPL-licensed material. The source code is available for download at </text:span><text:a xlink:type="simple" xlink:href="http://www.novell.com/linux/source/">http://www.novell.com/linux/source/</text:a><text:span text:style-name="T16">.</text:span></text:p>
      <text:p text:style-name="Standard"><text:span text:style-name="T16">Also, for up to three years from Novell's distribution of the Novell product, upon request Novell will mail a copy of the source code. Requests should be sent by e-mail to sle_source_request@novell.com or as otherwise instructed at </text:span><text:a xlink:type="simple" xlink:href="http://www.novell.com/linux/source/"><text:span text:style-name="T16">http://www.novell.com/linux/source/</text:span></text:a><text:span text:style-name="T16">.</text:span></text:p>
      <text:p text:style-name="Standard">Novell may charge a fee to recover its reasonable costs of distribution.</text:p>
      <text:p text:style-name="Standard"/>
      <text:p text:style-name="Text_20_body"/>
      <text:h text:style-name="P9" text:outline-level="2">About SUSE Manager</text:h>
      <text:p text:style-name="P7">You have more than just a few Linux servers to manage, maybe even a mixed environment of RHEL and SLES? </text:p>
      <text:p text:style-name="P8">Then SUSE Manager is the answer. </text:p>
      <text:p text:style-name="P1">SUSE Manager gives you best of breed Linux lifecycle management based on the most mature codebase for any Linux management tool, with both RHEL and SLES support from one unified console, maintained and improved by the guys who wrote the fastest and most advanced Linux update stack on the planet. </text:p>
      <text:p text:style-name="P1">SUSE Manager gives you the lowest possible Total Cost of Ownership for your Linux environment, from bare metal provisioning to daily patch management. </text:p>
      <text:p text:style-name="P1"><text:soft-page-break/>SUSE Manager is an open source (GPLv2) Linux systems management solution that allows you to: </text:p>
      <text:list xml:id="list685414811" text:style-name="L1">
        <text:list-item>
          <text:p text:style-name="P14">Inventory your systems (hardware and software information) </text:p>
        </text:list-item>
        <text:list-item>
          <text:p text:style-name="P14">Install and update software on your systems </text:p>
        </text:list-item>
        <text:list-item>
          <text:p text:style-name="P14">Collect and distribute your custom software packages into manageable groups </text:p>
        </text:list-item>
        <text:list-item>
          <text:p text:style-name="P14">Provision (AutoYaST / Kickstart) your systems </text:p>
        </text:list-item>
        <text:list-item>
          <text:p text:style-name="P14">Manage and deploy configuration files to your systems </text:p>
        </text:list-item>
        <text:list-item>
          <text:p text:style-name="P14">Monitor your systems </text:p>
        </text:list-item>
        <text:list-item>
          <text:p text:style-name="P14">Provision and start/stop/configure virtual guests </text:p>
        </text:list-item>
        <text:list-item>
          <text:p text:style-name="P13">Distribute content across multiple geographical sites in an efficient manner. </text:p>
        </text:list-item>
      </text:list>
      <text:p text:style-name="P2"/>
      <text:h text:style-name="P9" text:outline-level="2"><text:span text:style-name="T18">System </text:span><text:span text:style-name="T17">Requirements</text:span></text:h>
      <text:p text:style-name="P2"><text:span text:style-name="T18">SUSE Manager Server is a </text:span><text:span text:style-name="T10">64bit </text:span><text:span text:style-name="T18">Java application with an Oracle database backend. This requires sufficient </text:span><text:span text:style-name="T19">CPU power and main memory. A multi-core 64bit CPU (x86_64) </text:span><text:span text:style-name="T20">is required, accompanied with</text:span><text:span text:style-name="T19"> 4 to 8 GB of main memory.</text:span></text:p>
      <text:p text:style-name="P2"><text:span text:style-name="T21">The SUSE Manager Server database contains every information required to manage clients. This includes all installable packages and updates as well as list</text:span><text:span text:style-name="T32">s</text:span><text:span text:style-name="T21"> of installed packages for every client. This data requires a lot of storage space on the harddisk, typically 50 GB </text:span><text:span text:style-name="T1">or more per package repository.</text:span></text:p>
      <text:p text:style-name="P2"/>
      <text:p text:style-name="P2">See the Quick Start guide for more details on the system requirements.</text:p>
      <text:p text:style-name="P2"/>
      <text:h text:style-name="P9" text:outline-level="2">SUSE Manager Server distribution</text:h>
      <text:p text:style-name="P2">SUSE Manager Server is distributed as an appliance which bundles an operating system (SLES 11 SP1 x86_64) with the SUSE Manager Server application and a database.</text:p>
      <text:p text:style-name="P2">There are two versions of the appliance, one virtual XEN image and one installable ISO. The ISO can be deployed on physical hardware or fully virtualized (e.g. KVM, VMware).</text:p>
      <text:h text:style-name="P12" text:outline-level="3">About the bundled Oracle database</text:h>
      <text:p text:style-name="P1"><text:span text:style-name="T7">Bundled with the SUSE Manager Server appliance comes an </text:span><text:span text:style-name="T6">Oracle 10g Express Edition </text:span><text:span text:style-name="T7">database. </text:span><text:span text:style-name="T8">This is an </text:span><text:span text:style-name="T5">entry-level, small-footprint database</text:span><text:span text:style-name="T2">, limited to up to 4GB of user data. It can use up to 1GB of memory and one CPU on the host machine.</text:span></text:p>
      <text:p text:style-name="P1"><text:span text:style-name="T2">This database </text:span><text:span text:style-name="T3">is</text:span><text:span text:style-name="T2"> suitable for small and testing deployments of up to approx. 20 clients </text:span><text:span text:style-name="T4">only</text:span><text:span text:style-name="T2">.</text:span></text:p>
      <text:p text:style-name="P3">Novell provides the database as is. Please contact Oracle for support programs.</text:p>
      <text:p text:style-name="P1"><text:span text:style-name="T6">For production use an external Oracle 1</text:span><text:span text:style-name="T8">0g or 11g </text:span><text:span text:style-name="T6">database is highly recommended. A </text:span><text:span text:style-name="T9">license for an external database is not included with SUSE Manager Server.</text:span></text:p>
      <text:p text:style-name="P2"/>
      <text:h text:style-name="P10" text:outline-level="2"><text:soft-page-break/><text:span text:style-name="T20">Installation and </text:span>Setup</text:h>
      <text:p text:style-name="P2"/>
      <text:p text:style-name="P2">Installation is done in two major steps. The first installs the appliance and configures the underlying SLES 11 SP1 operating system. The second configures SUSE Manager Server and populates the Oracle database with initial data.</text:p>
      <text:p text:style-name="P2"/>
      <text:p text:style-name="P2"><text:span text:style-name="T10">It is also possible to migrate data from an existing Red Ha</text:span><text:span text:style-name="T33">t</text:span><text:span text:style-name="T10"> Satellite Server </text:span><text:span text:style-name="T11">5.</text:span><text:span text:style-name="T32">3</text:span><text:span text:style-name="T11"> or 5.4.</text:span></text:p>
      <text:p text:style-name="P2"/>
      <text:p text:style-name="P2"><text:span text:style-name="T19">See the QuickStart manual for</text:span><text:span text:style-name="T10"> step-by-step instructions for installing and configuring SUSE Manager Server.</text:span></text:p>
      <text:p text:style-name="P2"/>
      <text:h text:style-name="P9" text:outline-level="2"><text:span text:style-name="T23">Activation </text:span><text:span text:style-name="T25">of SUSE Manager</text:span></text:h>
      <text:p text:style-name="P1">With the purchase of SUSE Manager Server you will get an activation code. This code needs to be entered at the registration step during installation.</text:p>
      <text:p text:style-name="P1"><text:span text:style-name="T22">This code enables your SUSE Manager Server to retrieve </text:span><text:span text:style-name="T12">updates from the Novell Customer Center. Regularly installing updates is a mandatory step to keep your SUSE Manager Server stable and secure. Before applying some updates the SUSE Manager services needs to be stopped and only restarted after the update has been applied. See the </text:span><text:span text:style-name="T32">SUSE Manager Installation Guide</text:span><text:span text:style-name="T12"> for details.</text:span></text:p>
      <text:h text:style-name="P12" text:outline-level="3">Entitlement counting in SUSE Manager</text:h>
      <text:p text:style-name="P1"><text:span text:style-name="T14">SUSE Manager</text:span><text:span text:style-name="T14"> </text:span><text:span text:style-name="T14">currently doesn't technically limit the number of deployed servers in most cases, except for a theoretical limit of 20</text:span><text:span text:style-name="T14">0,000 entitlements/subscriptions. Please note that this is a technical limitation and does not indicate in any way that you can deploy more servers than you have valid subscriptions for!</text:span></text:p>
      <text:p text:style-name="P1"><text:span text:style-name="T14">Later releases of </text:span><text:span text:style-name="T13">SUSE Manager Server </text:span><text:span text:style-name="T14">will </text:span><text:span text:style-name="T13">keep track of allowed and used entitlements for managed systems. </text:span></text:p>
      <text:h text:style-name="P9" text:outline-level="2"><text:span text:style-name="T25">About the </text:span>Client Tools Channel</text:h>
      <text:p text:style-name="P2"><text:span text:style-name="T25">The Client Tools Channel contains client-side packages to enable specific functionality. Please refer to the Client Configuration Guide about which packages </text:span><text:span text:style-name="T15">relate to which function. Some packages have a very specific use case and installing them blindly is discouraged.</text:span></text:p>
      <text:h text:style-name="P12" text:outline-level="3">grubby vs. perl-bootloader</text:h>
      <text:p text:style-name="P2"><text:span text:style-name="T15">The package 'grubby' from the SLES 11 SP1 Client Tools channel is required for re-provisioning only. Installation of 'grubby' on a SLES 11 SP1 system outside the re-provisioning use-case will conflict with 'perl-bootloader' and might </text:span><text:span text:style-name="T26">lead to failure on kernel updates.</text:span></text:p>
      <text:p text:style-name="P2"/>
      <text:h text:style-name="P9" text:outline-level="2"><text:soft-page-break/>R<text:span text:style-name="T26">ed </text:span>H<text:span text:style-name="T26">at</text:span> Channels</text:h>
      <text:p text:style-name="P2">Managing Red Hat clients requires availability of appropriate Red Hat packages. These are not available through the Novell Customer Center (NCC) but must be provided by other means, e.g. from a retired Red Hat Satellite installation.</text:p>
      <text:p text:style-name="P1"/>
      <text:h text:style-name="P9" text:outline-level="2">Providing feedback to our products </text:h>
      <text:p text:style-name="P1"/>
      <text:p text:style-name="P1">In case of encountering a bug please report it through your support contact. </text:p>
      <text:p text:style-name="P1"/>
      <text:h text:style-name="P9" text:outline-level="2">Documentation and other information</text:h>
      <text:p text:style-name="Text_20_body"><text:a xlink:type="simple" xlink:href="http://www.novell.com/linux/source/"><text:span text:style-name="T29">http://www.novell.com/documentation/</text:span></text:a><text:span text:style-name="T29"> contains additional or updated documentation for SUSE </text:span><text:span text:style-name="T30">Manager Server 1.2</text:span><text:span text:style-name="T29">.</text:span></text:p>
      <text:p text:style-name="Text_20_body"><text:span text:style-name="T29">These Release Notes are available online at </text:span><text:a xlink:type="simple" xlink:href="http://www.novell.com/linux/releasenotes"><text:span text:style-name="T29">http://www.novell.com/linux/releasenotes</text:span></text:a></text:p>
      <text:p text:style-name="P1"/>
      <text:p text:style-name="Text_20_body"><text:span text:style-name="T29">Visit </text:span><text:a xlink:type="simple" xlink:href="http://www.novell.com/linux"><text:span text:style-name="T31">http://www.novell.com/linux</text:span></text:a><text:span text:style-name="T29"> for the latest Linux product news from Novell and </text:span><text:a xlink:type="simple" xlink:href="http://www.novell.com/linux/source/"><text:span text:style-name="T29">http://www.novell.com/linux/source/</text:span></text:a><text:span text:style-name="T29"> for additional information on the source code of SUSE Linux Enterprise products.</text:span></text:p>
      <text:p text:style-name="P1"/>
      <text:h text:style-name="P9" text:outline-level="2">Legal Notices</text:h>
      <text:p text:style-name="P1">Novell, Inc. makes no representations or warranties with respect to the contents or use of this documentation, and specifically disclaims any express or implied warranties of merchantability or fitness for any particular purpose. Further, Novell, Inc. reserves the right to revise this publication and to make changes to its content, at any time, without the obligation to notify any person or entity of such revisions or changes. </text:p>
      <text:p text:style-name="P1"/>
      <text:p text:style-name="P1">Further, Novell, Inc. makes no representations or warranties with respect to any software, and specifically disclaims any express or implied warranties of merchantability or fitness for any particular purpose. Further, Novell, Inc. reserves the right to make changes to any and all parts of Novell software, at any time, without any obligation to notify any person or entity of such changes. </text:p>
      <text:p text:style-name="P1"><text:s/></text:p>
      <text:p text:style-name="Text_20_body"><text:span text:style-name="T29">Any products or technical information provided under this Agreement may be subject to U.S. export controls and the trade laws of other countries. You agree to comply with all export control regulations and to obtain any required licenses or classifications to export, re-export, </text:span><text:span text:style-name="T29">or import deliverables. You agree not to export or re-export to entities on the current U.S. export exclusion lists or to any embargoed or terrorist countries as specified in U.S. export </text:span><text:soft-page-break/><text:span text:style-name="T29">laws. You agree to not use deliverables for prohibited nuclear, missile, or chemical/biological weaponry end uses. Please refer to </text:span><text:a xlink:type="simple" xlink:href="http://www.novell.com/info/exports/"><text:span text:style-name="T29">http://www.novell.com/info/exports/</text:span></text:a><text:span text:style-name="T29"> for more information on exporting Novell software. Novell assumes no responsibility for your failure to obtain any necessary export approvals. </text:span></text:p>
      <text:p text:style-name="P1"/>
      <text:p text:style-name="P1">Copyright (c) 2010 Novell, Inc. All rights reserved. No part of this publication may be reproduced, photocopied, stored on a retrieval system, or transmitted without the express written consent of the publisher. </text:p>
      <text:p text:style-name="P1"/>
      <text:p text:style-name="Text_20_body"><text:span text:style-name="T29">Novell, Inc. has intellectual property rights relating to technology embodied in the product that is described in this document. In particular, and without limitation, these intellectual property rights may include one or more of the U.S. patents listed at </text:span><text:a xlink:type="simple" xlink:href="http://www.novell.com/company/legal/patents/"><text:span text:style-name="T29">http://www.novell.com/company/legal/patents/</text:span></text:a><text:span text:style-name="T29"> and one or more additional patents or pending patent applications in the U.S. and other countries. </text:span></text:p>
      <text:p text:style-name="P1"/>
      <text:p text:style-name="Text_20_body"><text:span text:style-name="T29">For Novell trademarks, see Novell Trademark ad Service Mark list (</text:span><text:a xlink:type="simple" xlink:href="http://www.novell.com/company/legal/trademarks/tmlist.html"><text:span text:style-name="T29">http://www.novell.com/company/legal/trademarks/tmlist.html</text:span></text:a><text:span text:style-name="T29">). All third-party trademarks are the property of their respective owners.</text:span></text:p>
      <text:p text:style-name="P1"/>
      <text:h text:style-name="P9" text:outline-level="2">Colophon</text:h>
      <text:p text:style-name="P1"/>
      <text:p text:style-name="P1">Thank you for using SUSE Manager Server in your business. </text:p>
      <text:p text:style-name="P1"/>
      <text:p text:style-name="P1"><text:span text:style-name="T24">Your</text:span> SUSE Manager Server Team.</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rial" svg:font-family="Arial"/>
    <style:font-face style:name="OpenSymbol" svg:font-family="OpenSymbol"/>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2"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2"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2" style:font-size-asian="14pt" style:font-weight-asian="bold" style:font-name-complex="Arial2"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2" style:font-size-asian="18pt" style:font-weight-asian="bold" style:font-name-complex="Arial2"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2" style:font-size-asian="24pt" style:font-weight-asian="bold" style:font-name-complex="Arial2" style:font-size-complex="2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laus Kämpf</meta:initial-creator>
    <meta:creation-date>2011-02-16T16:04:05</meta:creation-date>
    <dc:date>2011-02-21T14:26:49</dc:date>
    <dc:creator>Klaus Kämpf</dc:creator>
    <meta:editing-duration>PT02H55M45S</meta:editing-duration>
    <meta:editing-cycles>8</meta:editing-cycles>
    <meta:generator>OpenOffice.org/3.2$Unix OpenOffice.org_project/320m19$Build-9505</meta:generator>
    <meta:document-statistic meta:table-count="0" meta:image-count="0" meta:object-count="0" meta:page-count="5" meta:paragraph-count="77" meta:word-count="1387" meta:character-count="9094"/>
  </office:meta>
</office:document-meta>
</file>